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5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947cm"/>
    </style:style>
    <style:style style:name="co4" style:family="table-column">
      <style:table-column-properties fo:break-before="auto" style:column-width="1.596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244cm"/>
    </style:style>
    <style:style style:name="co8" style:family="table-column">
      <style:table-column-properties fo:break-before="auto" style:column-width="1.65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609cm"/>
    </style:style>
    <style:style style:name="co11" style:family="table-column">
      <style:table-column-properties fo:break-before="auto" style:column-width="0.77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9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1.51cm"/>
    </style:style>
    <style:style style:name="co16" style:family="table-column">
      <style:table-column-properties fo:break-before="auto" style:column-width="0.584cm"/>
    </style:style>
    <style:style style:name="co17" style:family="table-column">
      <style:table-column-properties fo:break-before="auto" style:column-width="0.766cm"/>
    </style:style>
    <style:style style:name="co18" style:family="table-column">
      <style:table-column-properties fo:break-before="auto" style:column-width="0.806cm"/>
    </style:style>
    <style:style style:name="co19" style:family="table-column">
      <style:table-column-properties fo:break-before="auto" style:column-width="1.79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fffcc" fo:border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0" office:value-type="string">
            <text:p>R1</text:p>
          </table:table-cell>
          <table:table-cell table:style-name="Default" office:value-type="float" office:value="988.07">
            <text:p>988,07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Default">
            <draw:frame table:end-cell-address="r104.L16" table:end-x="1.391cm" table:end-y="0.442cm" draw:z-index="0" draw:style-name="gr1" svg:width="7.332cm" svg:height="6.997cm" svg:x="0.203cm" svg:y="0.481cm">
              <draw:object draw:notify-on-update-of-ranges="r104.E2:r104.E11 r104.F2:r104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10" office:value-type="string">
            <text:p>R2</text:p>
          </table:table-cell>
          <table:table-cell table:style-name="Default" office:value-type="float" office:value="1016.54">
            <text:p>1016,54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 office:value-type="string">
            <text:p>R3</text:p>
          </table:table-cell>
          <table:table-cell table:style-name="Default" office:value-type="float" office:value="990.21">
            <text:p>990,21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 office:value-type="string">
            <text:p>R4</text:p>
          </table:table-cell>
          <table:table-cell table:style-name="Default" office:value-type="float" office:value="1003.89">
            <text:p>1003,89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 office:value-type="string">
            <text:p>R5</text:p>
          </table:table-cell>
          <table:table-cell table:style-name="Default" office:value-type="float" office:value="989.96">
            <text:p>989,96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 office:value-type="string">
            <text:p>R6</text:p>
          </table:table-cell>
          <table:table-cell table:style-name="Default" office:value-type="float" office:value="1009.31">
            <text:p>1009,31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 office:value-type="string">
            <text:p>R7</text:p>
          </table:table-cell>
          <table:table-cell table:style-name="Default" office:value-type="float" office:value="1015.63">
            <text:p>1015,63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 office:value-type="string">
            <text:p>R8</text:p>
          </table:table-cell>
          <table:table-cell table:style-name="Default" office:value-type="float" office:value="1024.9">
            <text:p>1024,9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 office:value-type="string">
            <text:p>R9</text:p>
          </table:table-cell>
          <table:table-cell table:style-name="Default" office:value-type="float" office:value="1014.32">
            <text:p>1014,32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 office:value-type="string">
            <text:p>R10</text:p>
          </table:table-cell>
          <table:table-cell table:style-name="Default" office:value-type="float" office:value="1007.41">
            <text:p>1007,41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006.024">
            <text:p>1006,02</text:p>
          </table:table-cell>
          <table:table-cell table:style-name="Default" table:formula="of:=AVERAGE([.G2:.G11])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ce13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12.1480123477053">
            <text:p>12,15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ce14" table:formula="of:=[.F15]/[.F13]" office:value-type="percentage" office:value="0.012075270915709">
            <text:p>1,208%</text:p>
          </table:table-cell>
          <table:table-cell table:style-name="ce14" table:formula="of:=[.G15]/[.G13]" office:value-type="percentage" office:value="0">
            <text:p>0,000%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8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8" office:value-type="string">
            <text:p>t h/ mejor v</text:p>
          </table:table-cell>
          <table:table-cell table:style-name="ce8" office:value-type="string">
            <text:p>t último res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7"/>
          <table:covered-table-cell table:style-name="ce7"/>
          <table:covered-table-cell table:style-name="ce9"/>
          <table:table-cell table:style-name="ce9"/>
          <table:table-cell table:style-name="ce7" office:value-type="float" office:value="1007.24">
            <text:p>1007,24</text:p>
          </table:table-cell>
          <table:table-cell table:style-name="ce7" office:value-type="float" office:value="9">
            <text:p>9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995.7">
            <text:p>995,7</text:p>
          </table:table-cell>
          <table:table-cell office:value-type="float" office:value="10">
            <text:p>10</text:p>
          </table:table-cell>
          <table:table-cell office:value-type="float" office:value="4531">
            <text:p>4531</text:p>
          </table:table-cell>
          <table:table-cell office:value-type="float" office:value="90708">
            <text:p>90708</text:p>
          </table:table-cell>
          <table:table-cell table:style-name="ce10" office:value-type="string">
            <text:p>todo dist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990.21">
            <text:p>990,21</text:p>
          </table:table-cell>
          <table:table-cell office:value-type="float" office:value="10">
            <text:p>10</text:p>
          </table:table-cell>
          <table:table-cell office:value-type="float" office:value="4372">
            <text:p>4372</text:p>
          </table:table-cell>
          <table:table-cell office:value-type="float" office:value="40683">
            <text:p>40683</text:p>
          </table:table-cell>
          <table:table-cell table:style-name="ce10" office:value-type="string">
            <text:p>todo dist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00.77">
            <text:p>1000,77</text:p>
          </table:table-cell>
          <table:table-cell office:value-type="float" office:value="10">
            <text:p>10</text:p>
          </table:table-cell>
          <table:table-cell office:value-type="float" office:value="3490">
            <text:p>3490</text:p>
          </table:table-cell>
          <table:table-cell office:value-type="float" office:value="98870">
            <text:p>98870</text:p>
          </table:table-cell>
          <table:table-cell table:style-name="ce10">
            <draw:frame table:end-cell-address="r104.M36" table:end-x="2.251cm" table:end-y="0.184cm" draw:z-index="1" draw:style-name="gr1" svg:width="7.999cm" svg:height="6.999cm" svg:x="0.418cm" svg:y="0.221cm">
              <draw:object draw:notify-on-update-of-ranges="r104.F20:r104.F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991.88">
            <text:p>991,88</text:p>
          </table:table-cell>
          <table:table-cell office:value-type="float" office:value="10">
            <text:p>10</text:p>
          </table:table-cell>
          <table:table-cell office:value-type="float" office:value="2382">
            <text:p>2382</text:p>
          </table:table-cell>
          <table:table-cell office:value-type="float" office:value="152017">
            <text:p>152017</text:p>
          </table:table-cell>
          <table:table-cell table:style-name="ce10"/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981.23">
            <text:p>981,23</text:p>
          </table:table-cell>
          <table:table-cell table:style-name="ce12" office:value-type="float" office:value="10">
            <text:p>10</text:p>
          </table:table-cell>
          <table:table-cell office:value-type="float" office:value="4746">
            <text:p>4746</text:p>
          </table:table-cell>
          <table:table-cell office:value-type="float" office:value="101742">
            <text:p>101742</text:p>
          </table:table-cell>
          <table:table-cell table:style-name="ce10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998.64">
            <text:p>998,64</text:p>
          </table:table-cell>
          <table:table-cell office:value-type="float" office:value="10">
            <text:p>10</text:p>
          </table:table-cell>
          <table:table-cell office:value-type="float" office:value="3027">
            <text:p>3027</text:p>
          </table:table-cell>
          <table:table-cell office:value-type="float" office:value="154371">
            <text:p>154371</text:p>
          </table:table-cell>
          <table:table-cell table:style-name="ce10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08.86">
            <text:p>1008,86</text:p>
          </table:table-cell>
          <table:table-cell office:value-type="float" office:value="10">
            <text:p>10</text:p>
          </table:table-cell>
          <table:table-cell office:value-type="float" office:value="5119">
            <text:p>5119</text:p>
          </table:table-cell>
          <table:table-cell office:value-type="float" office:value="103473">
            <text:p>103473</text:p>
          </table:table-cell>
          <table:table-cell table:style-name="ce10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02.36">
            <text:p>1002,36</text:p>
          </table:table-cell>
          <table:table-cell office:value-type="float" office:value="10">
            <text:p>10</text:p>
          </table:table-cell>
          <table:table-cell office:value-type="float" office:value="5912">
            <text:p>5912</text:p>
          </table:table-cell>
          <table:table-cell office:value-type="float" office:value="83096">
            <text:p>83096</text:p>
          </table:table-cell>
          <table:table-cell table:style-name="ce10"/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1041.31">
            <text:p>1041,31</text:p>
          </table:table-cell>
          <table:table-cell table:style-name="ce12" office:value-type="float" office:value="9">
            <text:p>9</text:p>
          </table:table-cell>
          <table:table-cell table:number-columns-repeated="2" office:value-type="float" office:value="159038">
            <text:p>159038</text:p>
          </table:table-cell>
          <table:table-cell table:style-name="ce10" office:value-type="float" office:value="981.47">
            <text:p>981,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42.54">
            <text:p>1042,54</text:p>
          </table:table-cell>
          <table:table-cell office:value-type="float" office:value="10">
            <text:p>10</text:p>
          </table:table-cell>
          <table:table-cell office:value-type="float" office:value="2695">
            <text:p>2695</text:p>
          </table:table-cell>
          <table:table-cell office:value-type="float" office:value="74360">
            <text:p>74360</text:p>
          </table:table-cell>
          <table:table-cell table:style-name="ce10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office:value-type="float" office:value="3153">
            <text:p>3153</text:p>
          </table:table-cell>
          <table:table-cell office:value-type="float" office:value="149246">
            <text:p>149246</text:p>
          </table:table-cell>
          <table:table-cell table:style-name="ce10"/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989.2">
            <text:p>989,2</text:p>
          </table:table-cell>
          <table:table-cell office:value-type="float" office:value="10">
            <text:p>10</text:p>
          </table:table-cell>
          <table:table-cell office:value-type="float" office:value="2858">
            <text:p>2858</text:p>
          </table:table-cell>
          <table:table-cell office:value-type="float" office:value="97034">
            <text:p>97034</text:p>
          </table:table-cell>
          <table:table-cell table:number-columns-repeated="2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986.72">
            <text:p>986,72</text:p>
          </table:table-cell>
          <table:table-cell table:style-name="ce12" office:value-type="float" office:value="10">
            <text:p>10</text:p>
          </table:table-cell>
          <table:table-cell office:value-type="float" office:value="3039">
            <text:p>3039</text:p>
          </table:table-cell>
          <table:table-cell office:value-type="float" office:value="82297">
            <text:p>8229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991.5">
            <text:p>991,5</text:p>
          </table:table-cell>
          <table:table-cell office:value-type="float" office:value="10">
            <text:p>10</text:p>
          </table:table-cell>
          <table:table-cell office:value-type="float" office:value="4993">
            <text:p>4993</text:p>
          </table:table-cell>
          <table:table-cell office:value-type="float" office:value="169251">
            <text:p>16925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13.5">
            <text:p>1013,5</text:p>
          </table:table-cell>
          <table:table-cell office:value-type="float" office:value="10">
            <text:p>10</text:p>
          </table:table-cell>
          <table:table-cell office:value-type="float" office:value="5387">
            <text:p>5387</text:p>
          </table:table-cell>
          <table:table-cell office:value-type="float" office:value="110652">
            <text:p>11065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990.6">
            <text:p>990,6</text:p>
          </table:table-cell>
          <table:table-cell office:value-type="float" office:value="10">
            <text:p>10</text:p>
          </table:table-cell>
          <table:table-cell office:value-type="float" office:value="4596">
            <text:p>4596</text:p>
          </table:table-cell>
          <table:table-cell office:value-type="float" office:value="168953">
            <text:p>16895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03.19">
            <text:p>1003,19</text:p>
          </table:table-cell>
          <table:table-cell office:value-type="float" office:value="10">
            <text:p>10</text:p>
          </table:table-cell>
          <table:table-cell office:value-type="float" office:value="2651">
            <text:p>2651</text:p>
          </table:table-cell>
          <table:table-cell office:value-type="float" office:value="179055">
            <text:p>1790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01.3">
            <text:p>1001,3</text:p>
          </table:table-cell>
          <table:table-cell office:value-type="float" office:value="10">
            <text:p>10</text:p>
          </table:table-cell>
          <table:table-cell office:value-type="float" office:value="2317">
            <text:p>2317</text:p>
          </table:table-cell>
          <table:table-cell office:value-type="float" office:value="54084">
            <text:p>540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03.71">
            <text:p>1003,71</text:p>
          </table:table-cell>
          <table:table-cell office:value-type="float" office:value="10">
            <text:p>10</text:p>
          </table:table-cell>
          <table:table-cell office:value-type="float" office:value="4564">
            <text:p>4564</text:p>
          </table:table-cell>
          <table:table-cell office:value-type="float" office:value="91283">
            <text:p>9128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05.03">
            <text:p>1005,03</text:p>
          </table:table-cell>
          <table:table-cell office:value-type="float" office:value="10">
            <text:p>10</text:p>
          </table:table-cell>
          <table:table-cell office:value-type="float" office:value="4204">
            <text:p>4204</text:p>
          </table:table-cell>
          <table:table-cell office:value-type="float" office:value="127284">
            <text:p>127284</text:p>
          </table:table-cell>
          <table:table-cell table:number-columns-repeated="2"/>
        </table:table-row>
      </table:table>
      <table:table table:name="rc105" table:style-name="ta1" table:print="false"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9" table:number-columns-repeated="2" table:default-cell-style-name="ce11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0" office:value-type="string">
            <text:p>R1</text:p>
          </table:table-cell>
          <table:table-cell table:style-name="Default" office:value-type="float" office:value="1553.35">
            <text:p>1553,35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Default">
            <draw:frame table:end-cell-address="rc105.L16" table:end-x="1.346cm" table:end-y="0.103cm" draw:z-index="0" draw:style-name="gr1" svg:width="7.999cm" svg:height="6.999cm" svg:x="0.121cm" svg:y="0.14cm">
              <draw:object draw:notify-on-update-of-ranges="rc105.E2:rc105.E11 rc105.F2:rc105.F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10" office:value-type="string">
            <text:p>R2</text:p>
          </table:table-cell>
          <table:table-cell table:style-name="Default" office:value-type="float" office:value="1551.62">
            <text:p>1551,62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3</text:p>
          </table:table-cell>
          <table:table-cell table:style-name="Default" office:value-type="float" office:value="1544.1">
            <text:p>1544,1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4</text:p>
          </table:table-cell>
          <table:table-cell table:style-name="Default" office:value-type="float" office:value="1544.09">
            <text:p>1544,09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5</text:p>
          </table:table-cell>
          <table:table-cell table:style-name="Default" office:value-type="float" office:value="1551.99">
            <text:p>1551,99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6</text:p>
          </table:table-cell>
          <table:table-cell table:style-name="Default" office:value-type="float" office:value="1541.2">
            <text:p>1541,2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7</text:p>
          </table:table-cell>
          <table:table-cell table:style-name="Default" office:value-type="float" office:value="1550.19">
            <text:p>1550,19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8</text:p>
          </table:table-cell>
          <table:table-cell table:style-name="Default" office:value-type="float" office:value="1588.08">
            <text:p>1588,08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9</text:p>
          </table:table-cell>
          <table:table-cell table:style-name="Default" office:value-type="float" office:value="1553.08">
            <text:p>1553,08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10</text:p>
          </table:table-cell>
          <table:table-cell table:style-name="Default" office:value-type="float" office:value="1574.93">
            <text:p>1574,93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555.263">
            <text:p>1555,26</text:p>
          </table:table-cell>
          <table:table-cell table:style-name="Default" table:formula="of:=AVERAGE([.G2:.G11])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3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14.0324880545112">
            <text:p>14,03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4" table:formula="of:=[.F15]/[.F13]" office:value-type="percentage" office:value="0.00902258206779896">
            <text:p>0,902%</text:p>
          </table:table-cell>
          <table:table-cell table:style-name="ce14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8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8" office:value-type="string">
            <text:p>t h/ mejor v</text:p>
          </table:table-cell>
          <table:table-cell table:style-name="ce8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7"/>
          <table:covered-table-cell table:style-name="ce7"/>
          <table:covered-table-cell table:style-name="ce9"/>
          <table:table-cell table:style-name="ce9"/>
          <table:table-cell table:style-name="ce7" office:value-type="float" office:value="1629.44">
            <text:p>1629,44</text:p>
          </table:table-cell>
          <table:table-cell table:style-name="ce7" office:value-type="float" office:value="13">
            <text:p>13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1591.23">
            <text:p>1591,23</text:p>
          </table:table-cell>
          <table:table-cell office:value-type="float" office:value="14">
            <text:p>14</text:p>
          </table:table-cell>
          <table:table-cell office:value-type="float" office:value="21088">
            <text:p>21088</text:p>
          </table:table-cell>
          <table:table-cell office:value-type="float" office:value="78497">
            <text:p>78497</text:p>
          </table:table-cell>
          <table:table-cell>
            <draw:frame table:end-cell-address="rc105.M34" table:end-x="1.527cm" table:end-y="0.083cm" draw:z-index="1" draw:style-name="gr1" svg:width="7.999cm" svg:height="6.999cm" svg:x="0.302cm" svg:y="0.12cm">
              <draw:object draw:notify-on-update-of-ranges="rc105.F20:rc105.F3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1542">
            <text:p>1542</text:p>
          </table:table-cell>
          <table:table-cell office:value-type="float" office:value="14">
            <text:p>14</text:p>
          </table:table-cell>
          <table:table-cell office:value-type="float" office:value="12135">
            <text:p>12135</text:p>
          </table:table-cell>
          <table:table-cell office:value-type="float" office:value="108686">
            <text:p>108686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  <table:table-cell office:value-type="float" office:value="7880">
            <text:p>7880</text:p>
          </table:table-cell>
          <table:table-cell office:value-type="float" office:value="124460">
            <text:p>124460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 office:value-type="float" office:value="22214">
            <text:p>22214</text:p>
          </table:table-cell>
          <table:table-cell office:value-type="float" office:value="114247">
            <text:p>114247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 office:value-type="float" office:value="17932">
            <text:p>17932</text:p>
          </table:table-cell>
          <table:table-cell office:value-type="float" office:value="177318">
            <text:p>177318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1640.56">
            <text:p>1640,56</text:p>
          </table:table-cell>
          <table:table-cell table:style-name="ce12" office:value-type="float" office:value="13">
            <text:p>13</text:p>
          </table:table-cell>
          <table:table-cell office:value-type="float" office:value="152928">
            <text:p>152928</text:p>
          </table:table-cell>
          <table:table-cell office:value-type="float" office:value="174494">
            <text:p>174494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office:value-type="float" office:value="9878">
            <text:p>9878</text:p>
          </table:table-cell>
          <table:table-cell office:value-type="float" office:value="178085">
            <text:p>178085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53.08">
            <text:p>1553,08</text:p>
          </table:table-cell>
          <table:table-cell office:value-type="float" office:value="14">
            <text:p>14</text:p>
          </table:table-cell>
          <table:table-cell office:value-type="float" office:value="16157">
            <text:p>16157</text:p>
          </table:table-cell>
          <table:table-cell office:value-type="float" office:value="146167">
            <text:p>14616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55.42">
            <text:p>1555,42</text:p>
          </table:table-cell>
          <table:table-cell office:value-type="float" office:value="14">
            <text:p>14</text:p>
          </table:table-cell>
          <table:table-cell office:value-type="float" office:value="16216">
            <text:p>16216</text:p>
          </table:table-cell>
          <table:table-cell office:value-type="float" office:value="87915">
            <text:p>87915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53.08">
            <text:p>1553,08</text:p>
          </table:table-cell>
          <table:table-cell office:value-type="float" office:value="14">
            <text:p>14</text:p>
          </table:table-cell>
          <table:table-cell office:value-type="float" office:value="15516">
            <text:p>15516</text:p>
          </table:table-cell>
          <table:table-cell office:value-type="float" office:value="93749">
            <text:p>9374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57.22">
            <text:p>1557,22</text:p>
          </table:table-cell>
          <table:table-cell office:value-type="float" office:value="14">
            <text:p>14</text:p>
          </table:table-cell>
          <table:table-cell office:value-type="float" office:value="4952">
            <text:p>4952</text:p>
          </table:table-cell>
          <table:table-cell office:value-type="float" office:value="152379">
            <text:p>1523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43.55">
            <text:p>1543,55</text:p>
          </table:table-cell>
          <table:table-cell office:value-type="float" office:value="14">
            <text:p>14</text:p>
          </table:table-cell>
          <table:table-cell office:value-type="float" office:value="2289">
            <text:p>2289</text:p>
          </table:table-cell>
          <table:table-cell office:value-type="float" office:value="172913">
            <text:p>172913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1540.18">
            <text:p>1540,18</text:p>
          </table:table-cell>
          <table:table-cell table:style-name="ce12" office:value-type="float" office:value="14">
            <text:p>14</text:p>
          </table:table-cell>
          <table:table-cell office:value-type="float" office:value="3451">
            <text:p>3451</text:p>
          </table:table-cell>
          <table:table-cell office:value-type="float" office:value="59087">
            <text:p>59087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1540.18">
            <text:p>1540,18</text:p>
          </table:table-cell>
          <table:table-cell table:style-name="ce12" office:value-type="float" office:value="14">
            <text:p>14</text:p>
          </table:table-cell>
          <table:table-cell office:value-type="float" office:value="3708">
            <text:p>3708</text:p>
          </table:table-cell>
          <table:table-cell office:value-type="float" office:value="171001">
            <text:p>1710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office:value-type="float" office:value="4795">
            <text:p>4795</text:p>
          </table:table-cell>
          <table:table-cell office:value-type="float" office:value="157650">
            <text:p>1576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office:value-type="float" office:value="23425">
            <text:p>23425</text:p>
          </table:table-cell>
          <table:table-cell office:value-type="float" office:value="71912">
            <text:p>719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84.83">
            <text:p>1584,83</text:p>
          </table:table-cell>
          <table:table-cell office:value-type="float" office:value="14">
            <text:p>14</text:p>
          </table:table-cell>
          <table:table-cell office:value-type="float" office:value="94859">
            <text:p>94859</text:p>
          </table:table-cell>
          <table:table-cell office:value-type="float" office:value="139423">
            <text:p>1394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663.23">
            <text:p>1663,23</text:p>
          </table:table-cell>
          <table:table-cell office:value-type="float" office:value="13">
            <text:p>13</text:p>
          </table:table-cell>
          <table:table-cell table:number-columns-repeated="2" office:value-type="float" office:value="29864">
            <text:p>298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609.72">
            <text:p>1609,72</text:p>
          </table:table-cell>
          <table:table-cell office:value-type="float" office:value="14">
            <text:p>14</text:p>
          </table:table-cell>
          <table:table-cell office:value-type="float" office:value="19879">
            <text:p>19879</text:p>
          </table:table-cell>
          <table:table-cell office:value-type="float" office:value="134133">
            <text:p>1341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610">
            <text:p>1610</text:p>
          </table:table-cell>
          <table:table-cell office:value-type="float" office:value="14">
            <text:p>14</text:p>
          </table:table-cell>
          <table:table-cell office:value-type="float" office:value="22364">
            <text:p>22364</text:p>
          </table:table-cell>
          <table:table-cell office:value-type="float" office:value="104107">
            <text:p>104107</text:p>
          </table:table-cell>
          <table:table-cell/>
        </table:table-row>
      </table:table>
      <table:table table:name="r1_2_2" table:style-name="ta1" table:print="false"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9" table:number-columns-repeated="2" table:default-cell-style-name="ce11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0" office:value-type="string">
            <text:p>R1</text:p>
          </table:table-cell>
          <table:table-cell table:style-name="Default" office:value-type="float" office:value="4549.99">
            <text:p>4549,99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Default">
            <draw:frame table:end-cell-address="r1_2_2.L16" table:end-x="1.406cm" table:end-y="0.124cm" draw:z-index="0" draw:style-name="gr1" svg:width="7.999cm" svg:height="6.999cm" svg:x="0.181cm" svg:y="0.161cm">
              <draw:object draw:notify-on-update-of-ranges="r1_2_2.E2:r1_2_2.E11 r1_2_2.F2:r1_2_2.F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10" office:value-type="string">
            <text:p>R2</text:p>
          </table:table-cell>
          <table:table-cell table:style-name="Default" office:value-type="float" office:value="4412.62">
            <text:p>4412,6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3</text:p>
          </table:table-cell>
          <table:table-cell table:style-name="Default" office:value-type="float" office:value="4407.35">
            <text:p>4407,35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4</text:p>
          </table:table-cell>
          <table:table-cell table:style-name="Default" office:value-type="float" office:value="4457.53">
            <text:p>4457,53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5</text:p>
          </table:table-cell>
          <table:table-cell table:style-name="Default" office:value-type="float" office:value="4581.39">
            <text:p>4581,39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6</text:p>
          </table:table-cell>
          <table:table-cell table:style-name="Default" office:value-type="float" office:value="4454.62">
            <text:p>4454,6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7</text:p>
          </table:table-cell>
          <table:table-cell table:style-name="Default" office:value-type="float" office:value="4480.6">
            <text:p>4480,6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8</text:p>
          </table:table-cell>
          <table:table-cell table:style-name="Default" office:value-type="float" office:value="4357.27">
            <text:p>4357,27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9</text:p>
          </table:table-cell>
          <table:table-cell table:style-name="Default" office:value-type="float" office:value="4559.45">
            <text:p>4559,45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10</text:p>
          </table:table-cell>
          <table:table-cell table:style-name="Default" office:value-type="float" office:value="4425.82">
            <text:p>4425,8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4468.664">
            <text:p>4468,66</text:p>
          </table:table-cell>
          <table:table-cell table:style-name="Default" table:formula="of:=AVERAGE([.G2:.G11])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3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70.1223240059825">
            <text:p>70,12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4" table:formula="of:=[.F15]/[.F13]" office:value-type="percentage" office:value="0.0156920108573799">
            <text:p>1,569%</text:p>
          </table:table-cell>
          <table:table-cell table:style-name="ce14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8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8" office:value-type="string">
            <text:p>t h/ mejor v</text:p>
          </table:table-cell>
          <table:table-cell table:style-name="ce8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7"/>
          <table:covered-table-cell table:style-name="ce7"/>
          <table:covered-table-cell table:style-name="ce9"/>
          <table:table-cell table:style-name="ce9"/>
          <table:table-cell table:style-name="ce7" office:value-type="float" office:value="4040.6">
            <text:p>4040,6</text:p>
          </table:table-cell>
          <table:table-cell table:style-name="ce7" office:value-type="float" office:value="18">
            <text:p>18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4428.04">
            <text:p>4428,04</text:p>
          </table:table-cell>
          <table:table-cell office:value-type="float" office:value="18">
            <text:p>18</text:p>
          </table:table-cell>
          <table:table-cell office:value-type="float" office:value="14113">
            <text:p>14113</text:p>
          </table:table-cell>
          <table:table-cell office:value-type="float" office:value="80226">
            <text:p>80226</text:p>
          </table:table-cell>
          <table:table-cell>
            <draw:frame table:end-cell-address="r1_2_2.M34" table:end-x="1.446cm" table:end-y="0.064cm" draw:z-index="1" draw:style-name="gr1" svg:width="7.999cm" svg:height="6.999cm" svg:x="0.221cm" svg:y="0.101cm">
              <draw:object draw:notify-on-update-of-ranges="r1_2_2.F20:r1_2_2.F3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4281.91">
            <text:p>4281,91</text:p>
          </table:table-cell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461840">
            <text:p>461840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275.97">
            <text:p>4275,97</text:p>
          </table:table-cell>
          <table:table-cell office:value-type="float" office:value="18">
            <text:p>18</text:p>
          </table:table-cell>
          <table:table-cell office:value-type="float" office:value="14029">
            <text:p>14029</text:p>
          </table:table-cell>
          <table:table-cell office:value-type="float" office:value="137569">
            <text:p>137569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4130.65">
            <text:p>4130,65</text:p>
          </table:table-cell>
          <table:table-cell table:style-name="ce12" office:value-type="float" office:value="18">
            <text:p>18</text:p>
          </table:table-cell>
          <table:table-cell office:value-type="float" office:value="12837">
            <text:p>12837</text:p>
          </table:table-cell>
          <table:table-cell office:value-type="float" office:value="163259">
            <text:p>163259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332.55">
            <text:p>4332,55</text:p>
          </table:table-cell>
          <table:table-cell office:value-type="float" office:value="18">
            <text:p>18</text:p>
          </table:table-cell>
          <table:table-cell office:value-type="float" office:value="15436">
            <text:p>15436</text:p>
          </table:table-cell>
          <table:table-cell office:value-type="float" office:value="175461">
            <text:p>175461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4250.23">
            <text:p>4250,23</text:p>
          </table:table-cell>
          <table:table-cell table:style-name="ce12" office:value-type="float" office:value="18">
            <text:p>18</text:p>
          </table:table-cell>
          <table:table-cell office:value-type="float" office:value="15954">
            <text:p>15954</text:p>
          </table:table-cell>
          <table:table-cell office:value-type="float" office:value="157372">
            <text:p>157372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4239.9">
            <text:p>4239,9</text:p>
          </table:table-cell>
          <table:table-cell table:style-name="ce12" office:value-type="float" office:value="18">
            <text:p>18</text:p>
          </table:table-cell>
          <table:table-cell office:value-type="float" office:value="22177">
            <text:p>22177</text:p>
          </table:table-cell>
          <table:table-cell office:value-type="float" office:value="165242">
            <text:p>165242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281.7">
            <text:p>4281,7</text:p>
          </table:table-cell>
          <table:table-cell office:value-type="float" office:value="18">
            <text:p>18</text:p>
          </table:table-cell>
          <table:table-cell office:value-type="float" office:value="10385">
            <text:p>10385</text:p>
          </table:table-cell>
          <table:table-cell office:value-type="float" office:value="159588">
            <text:p>15958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541.11">
            <text:p>4541,11</text:p>
          </table:table-cell>
          <table:table-cell office:value-type="float" office:value="18">
            <text:p>18</text:p>
          </table:table-cell>
          <table:table-cell office:value-type="float" office:value="13861">
            <text:p>13861</text:p>
          </table:table-cell>
          <table:table-cell office:value-type="float" office:value="63728">
            <text:p>6372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349.71">
            <text:p>4349,71</text:p>
          </table:table-cell>
          <table:table-cell office:value-type="float" office:value="18">
            <text:p>18</text:p>
          </table:table-cell>
          <table:table-cell office:value-type="float" office:value="12761">
            <text:p>12761</text:p>
          </table:table-cell>
          <table:table-cell office:value-type="float" office:value="170821">
            <text:p>17082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296.06">
            <text:p>4296,06</text:p>
          </table:table-cell>
          <table:table-cell office:value-type="float" office:value="18">
            <text:p>18</text:p>
          </table:table-cell>
          <table:table-cell office:value-type="float" office:value="15036">
            <text:p>15036</text:p>
          </table:table-cell>
          <table:table-cell office:value-type="float" office:value="178484">
            <text:p>1784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457.06">
            <text:p>4457,06</text:p>
          </table:table-cell>
          <table:table-cell office:value-type="float" office:value="18">
            <text:p>18</text:p>
          </table:table-cell>
          <table:table-cell office:value-type="float" office:value="11970">
            <text:p>11970</text:p>
          </table:table-cell>
          <table:table-cell office:value-type="float" office:value="175648">
            <text:p>1756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335.34">
            <text:p>4335,34</text:p>
          </table:table-cell>
          <table:table-cell office:value-type="float" office:value="18">
            <text:p>18</text:p>
          </table:table-cell>
          <table:table-cell office:value-type="float" office:value="12240">
            <text:p>12240</text:p>
          </table:table-cell>
          <table:table-cell office:value-type="float" office:value="93874">
            <text:p>938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349.53">
            <text:p>4349,53</text:p>
          </table:table-cell>
          <table:table-cell office:value-type="float" office:value="18">
            <text:p>18</text:p>
          </table:table-cell>
          <table:table-cell office:value-type="float" office:value="32498">
            <text:p>32498</text:p>
          </table:table-cell>
          <table:table-cell office:value-type="float" office:value="81020">
            <text:p>8102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234.64">
            <text:p>4234,64</text:p>
          </table:table-cell>
          <table:table-cell office:value-type="float" office:value="18">
            <text:p>18</text:p>
          </table:table-cell>
          <table:table-cell office:value-type="float" office:value="21710">
            <text:p>21710</text:p>
          </table:table-cell>
          <table:table-cell office:value-type="float" office:value="180024">
            <text:p>1800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270.79">
            <text:p>4270,79</text:p>
          </table:table-cell>
          <table:table-cell office:value-type="float" office:value="18">
            <text:p>18</text:p>
          </table:table-cell>
          <table:table-cell office:value-type="float" office:value="14846">
            <text:p>14846</text:p>
          </table:table-cell>
          <table:table-cell office:value-type="float" office:value="178861">
            <text:p>1788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543.04">
            <text:p>4543,04</text:p>
          </table:table-cell>
          <table:table-cell office:value-type="float" office:value="18">
            <text:p>18</text:p>
          </table:table-cell>
          <table:table-cell office:value-type="float" office:value="34111">
            <text:p>34111</text:p>
          </table:table-cell>
          <table:table-cell office:value-type="float" office:value="178419">
            <text:p>1784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518.48">
            <text:p>4518,48</text:p>
          </table:table-cell>
          <table:table-cell office:value-type="float" office:value="18">
            <text:p>18</text:p>
          </table:table-cell>
          <table:table-cell office:value-type="float" office:value="10384">
            <text:p>10384</text:p>
          </table:table-cell>
          <table:table-cell office:value-type="float" office:value="32358">
            <text:p>323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539.24">
            <text:p>4539,24</text:p>
          </table:table-cell>
          <table:table-cell office:value-type="float" office:value="18">
            <text:p>18</text:p>
          </table:table-cell>
          <table:table-cell office:value-type="float" office:value="25619">
            <text:p>25619</text:p>
          </table:table-cell>
          <table:table-cell office:value-type="float" office:value="111287">
            <text:p>1112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530.47">
            <text:p>4530,47</text:p>
          </table:table-cell>
          <table:table-cell office:value-type="float" office:value="18">
            <text:p>18</text:p>
          </table:table-cell>
          <table:table-cell office:value-type="float" office:value="39405">
            <text:p>39405</text:p>
          </table:table-cell>
          <table:table-cell office:value-type="float" office:value="113084">
            <text:p>113084</text:p>
          </table:table-cell>
          <table:table-cell/>
        </table:table-row>
      </table:table>
      <table:table table:name="r1_4_1" table:style-name="ta1" table:print="false">
        <table:table-column table:style-name="co16" table:number-columns-repeated="2" table:default-cell-style-name="ce5"/>
        <table:table-column table:style-name="co17" table:default-cell-style-name="ce5"/>
        <table:table-column table:style-name="co2" table:default-cell-style-name="ce5"/>
        <table:table-column table:style-name="co18" table:default-cell-style-name="ce11"/>
        <table:table-column table:style-name="co4" table:default-cell-style-name="ce11"/>
        <table:table-column table:style-name="co5" table:default-cell-style-name="ce11"/>
        <table:table-column table:style-name="co9" table:number-columns-repeated="2" table:default-cell-style-name="ce11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0" office:value-type="string">
            <text:p>R1</text:p>
          </table:table-cell>
          <table:table-cell table:style-name="Default" office:value-type="float" office:value="10927.72">
            <text:p>10927,72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>
            <draw:frame table:end-cell-address="r1_4_1.L15" table:end-x="1.226cm" table:end-y="0.485cm" draw:z-index="0" draw:style-name="gr1" svg:width="7.999cm" svg:height="6.999cm" svg:x="0.001cm" svg:y="0.02cm">
              <draw:object draw:notify-on-update-of-ranges="r1_4_1.E2:r1_4_1.E11 r1_4_1.F2:r1_4_1.F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10" office:value-type="string">
            <text:p>R2</text:p>
          </table:table-cell>
          <table:table-cell table:style-name="Default" office:value-type="float" office:value="10996.65">
            <text:p>10996,65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3</text:p>
          </table:table-cell>
          <table:table-cell table:style-name="Default" office:value-type="float" office:value="11027.21">
            <text:p>11027,21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4</text:p>
          </table:table-cell>
          <table:table-cell table:style-name="Default" office:value-type="float" office:value="11094.33">
            <text:p>11094,33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5</text:p>
          </table:table-cell>
          <table:table-cell table:style-name="Default" office:value-type="float" office:value="10880.29">
            <text:p>10880,29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6</text:p>
          </table:table-cell>
          <table:table-cell table:style-name="Default" office:value-type="float" office:value="10932.86">
            <text:p>10932,86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7</text:p>
          </table:table-cell>
          <table:table-cell table:style-name="Default" office:value-type="float" office:value="10865.58">
            <text:p>10865,58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8</text:p>
          </table:table-cell>
          <table:table-cell table:style-name="Default" office:value-type="float" office:value="10982.64">
            <text:p>10982,64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9</text:p>
          </table:table-cell>
          <table:table-cell table:style-name="Default" office:value-type="float" office:value="11003.52">
            <text:p>11003,52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10</text:p>
          </table:table-cell>
          <table:table-cell table:style-name="Default" office:value-type="float" office:value="10949.72">
            <text:p>10949,72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0966.052">
            <text:p>10966,05</text:p>
          </table:table-cell>
          <table:table-cell table:style-name="Default" table:formula="of:=AVERAGE([.G2:.G11])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3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65.6493148174448">
            <text:p>65,65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4" table:formula="of:=[.F15]/[.F13]" office:value-type="percentage" office:value="0.00598659525027282">
            <text:p>0,599%</text:p>
          </table:table-cell>
          <table:table-cell table:style-name="ce14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8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8" office:value-type="string">
            <text:p>t h/ mejor v</text:p>
          </table:table-cell>
          <table:table-cell table:style-name="ce8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7"/>
          <table:covered-table-cell table:style-name="ce7"/>
          <table:covered-table-cell table:style-name="ce9"/>
          <table:table-cell table:style-name="ce9"/>
          <table:table-cell table:style-name="ce7" office:value-type="float" office:value="11084">
            <text:p>11084</text:p>
          </table:table-cell>
          <table:table-cell table:style-name="ce7" office:value-type="float" office:value="38">
            <text:p>38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10949">
            <text:p>10949</text:p>
          </table:table-cell>
          <table:table-cell office:value-type="float" office:value="40">
            <text:p>40</text:p>
          </table:table-cell>
          <table:table-cell office:value-type="float" office:value="34875">
            <text:p>34875</text:p>
          </table:table-cell>
          <table:table-cell office:value-type="float" office:value="160318">
            <text:p>160318</text:p>
          </table:table-cell>
          <table:table-cell>
            <draw:frame table:end-cell-address="r1_4_1.M34" table:end-x="1.312cm" table:end-y="0.083cm" draw:z-index="1" draw:style-name="gr1" svg:width="7.999cm" svg:height="6.999cm" svg:x="0.087cm" svg:y="0.12cm">
              <draw:object draw:notify-on-update-of-ranges="r1_4_1.F20:r1_4_1.F3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10724">
            <text:p>10724</text:p>
          </table:table-cell>
          <table:table-cell office:value-type="float" office:value="40">
            <text:p>40</text:p>
          </table:table-cell>
          <table:table-cell office:value-type="float" office:value="39267">
            <text:p>39267</text:p>
          </table:table-cell>
          <table:table-cell office:value-type="float" office:value="519375">
            <text:p>519375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39">
            <text:p>10939</text:p>
          </table:table-cell>
          <table:table-cell office:value-type="float" office:value="40">
            <text:p>40</text:p>
          </table:table-cell>
          <table:table-cell office:value-type="float" office:value="19259">
            <text:p>19259</text:p>
          </table:table-cell>
          <table:table-cell office:value-type="float" office:value="83605">
            <text:p>83605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10825">
            <text:p>10825</text:p>
          </table:table-cell>
          <table:table-cell table:style-name="ce12" office:value-type="float" office:value="40">
            <text:p>40</text:p>
          </table:table-cell>
          <table:table-cell office:value-type="float" office:value="25159">
            <text:p>25159</text:p>
          </table:table-cell>
          <table:table-cell office:value-type="float" office:value="173256">
            <text:p>173256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869">
            <text:p>10869</text:p>
          </table:table-cell>
          <table:table-cell office:value-type="float" office:value="40">
            <text:p>40</text:p>
          </table:table-cell>
          <table:table-cell office:value-type="float" office:value="76207">
            <text:p>76207</text:p>
          </table:table-cell>
          <table:table-cell office:value-type="float" office:value="169466">
            <text:p>169466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869">
            <text:p>10869</text:p>
          </table:table-cell>
          <table:table-cell office:value-type="float" office:value="40">
            <text:p>40</text:p>
          </table:table-cell>
          <table:table-cell office:value-type="float" office:value="41174">
            <text:p>41174</text:p>
          </table:table-cell>
          <table:table-cell office:value-type="float" office:value="177255">
            <text:p>177255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10836">
            <text:p>10836</text:p>
          </table:table-cell>
          <table:table-cell table:style-name="ce12" office:value-type="float" office:value="40">
            <text:p>40</text:p>
          </table:table-cell>
          <table:table-cell office:value-type="float" office:value="26701">
            <text:p>26701</text:p>
          </table:table-cell>
          <table:table-cell office:value-type="float" office:value="149601">
            <text:p>14960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102">
            <text:p>11102</text:p>
          </table:table-cell>
          <table:table-cell office:value-type="float" office:value="40">
            <text:p>40</text:p>
          </table:table-cell>
          <table:table-cell office:value-type="float" office:value="123675">
            <text:p>123675</text:p>
          </table:table-cell>
          <table:table-cell office:value-type="float" office:value="153108">
            <text:p>15310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30">
            <text:p>10930</text:p>
          </table:table-cell>
          <table:table-cell office:value-type="float" office:value="40">
            <text:p>40</text:p>
          </table:table-cell>
          <table:table-cell office:value-type="float" office:value="27209">
            <text:p>27209</text:p>
          </table:table-cell>
          <table:table-cell office:value-type="float" office:value="174003">
            <text:p>17400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032">
            <text:p>11032</text:p>
          </table:table-cell>
          <table:table-cell office:value-type="float" office:value="40">
            <text:p>40</text:p>
          </table:table-cell>
          <table:table-cell office:value-type="float" office:value="42021">
            <text:p>42021</text:p>
          </table:table-cell>
          <table:table-cell office:value-type="float" office:value="167987">
            <text:p>16798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017">
            <text:p>11017</text:p>
          </table:table-cell>
          <table:table-cell office:value-type="float" office:value="40">
            <text:p>40</text:p>
          </table:table-cell>
          <table:table-cell office:value-type="float" office:value="132826">
            <text:p>132826</text:p>
          </table:table-cell>
          <table:table-cell office:value-type="float" office:value="170742">
            <text:p>1707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22">
            <text:p>10922</text:p>
          </table:table-cell>
          <table:table-cell office:value-type="float" office:value="40">
            <text:p>40</text:p>
          </table:table-cell>
          <table:table-cell office:value-type="float" office:value="39827">
            <text:p>39827</text:p>
          </table:table-cell>
          <table:table-cell office:value-type="float" office:value="79686">
            <text:p>796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045">
            <text:p>11045</text:p>
          </table:table-cell>
          <table:table-cell office:value-type="float" office:value="40">
            <text:p>40</text:p>
          </table:table-cell>
          <table:table-cell office:value-type="float" office:value="28543">
            <text:p>28543</text:p>
          </table:table-cell>
          <table:table-cell office:value-type="float" office:value="84327">
            <text:p>843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188">
            <text:p>11188</text:p>
          </table:table-cell>
          <table:table-cell office:value-type="float" office:value="40">
            <text:p>40</text:p>
          </table:table-cell>
          <table:table-cell table:number-columns-repeated="2" office:value-type="float" office:value="142153">
            <text:p>142153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12"/>
          <table:table-cell table:style-name="ce12" office:value-type="float" office:value="10763">
            <text:p>10763</text:p>
          </table:table-cell>
          <table:table-cell table:style-name="ce12" office:value-type="float" office:value="40">
            <text:p>40</text:p>
          </table:table-cell>
          <table:table-cell office:value-type="float" office:value="30172">
            <text:p>30172</text:p>
          </table:table-cell>
          <table:table-cell office:value-type="float" office:value="172379">
            <text:p>1723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971">
            <text:p>10971</text:p>
          </table:table-cell>
          <table:table-cell office:value-type="float" office:value="40">
            <text:p>40</text:p>
          </table:table-cell>
          <table:table-cell office:value-type="float" office:value="19156">
            <text:p>19156</text:p>
          </table:table-cell>
          <table:table-cell office:value-type="float" office:value="154618">
            <text:p>1546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685">
            <text:p>10685</text:p>
          </table:table-cell>
          <table:table-cell office:value-type="float" office:value="42">
            <text:p>42</text:p>
          </table:table-cell>
          <table:table-cell office:value-type="float" office:value="81761">
            <text:p>81761</text:p>
          </table:table-cell>
          <table:table-cell office:value-type="float" office:value="175469">
            <text:p>1754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1138">
            <text:p>11138</text:p>
          </table:table-cell>
          <table:table-cell office:value-type="float" office:value="40">
            <text:p>40</text:p>
          </table:table-cell>
          <table:table-cell table:number-columns-repeated="2" office:value-type="float" office:value="36518">
            <text:p>36518</text:p>
          </table:table-cell>
          <table:table-cell office:value-type="string">
            <text:p>sólo RAR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315">
            <text:p>11315</text:p>
          </table:table-cell>
          <table:table-cell office:value-type="float" office:value="40">
            <text:p>40</text:p>
          </table:table-cell>
          <table:table-cell office:value-type="float" office:value="33114">
            <text:p>33114</text:p>
          </table:table-cell>
          <table:table-cell office:value-type="float" office:value="164683">
            <text:p>1646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404">
            <text:p>11404</text:p>
          </table:table-cell>
          <table:table-cell office:value-type="float" office:value="40">
            <text:p>40</text:p>
          </table:table-cell>
          <table:table-cell table:number-columns-repeated="2" office:value-type="float" office:value="54650">
            <text:p>54650</text:p>
          </table:table-cell>
          <table:table-cell office:value-type="string">
            <text:p>sólo RAR</text:p>
          </table:table-cell>
        </table:table-row>
      </table:table>
      <table:table table:name="r1_6_1" table:style-name="ta1" table:print="false">
        <table:table-column table:style-name="co16" table:number-columns-repeated="2" table:default-cell-style-name="ce5"/>
        <table:table-column table:style-name="co17" table:default-cell-style-name="ce5"/>
        <table:table-column table:style-name="co2" table:default-cell-style-name="ce5"/>
        <table:table-column table:style-name="co18" table:default-cell-style-name="ce11"/>
        <table:table-column table:style-name="co19" table:default-cell-style-name="ce11"/>
        <table:table-column table:style-name="co5" table:default-cell-style-name="ce11"/>
        <table:table-column table:style-name="co9" table:number-columns-repeated="2" table:default-cell-style-name="ce11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0" office:value-type="string">
            <text:p>R1</text:p>
          </table:table-cell>
          <table:table-cell table:style-name="Default" office:value-type="float" office:value="23446.1">
            <text:p>23446,1</text:p>
          </table:table-cell>
          <table:table-cell table:style-name="Default" office:value-type="float" office:value="60">
            <text:p>60</text:p>
          </table:table-cell>
          <table:table-cell table:style-name="Default"/>
          <table:table-cell table:style-name="Default">
            <draw:frame table:end-cell-address="r1_6_1.L15" table:end-x="1.246cm" table:end-y="0.485cm" draw:z-index="0" draw:style-name="gr1" svg:width="7.999cm" svg:height="6.999cm" svg:x="0.022cm" svg:y="0.02cm">
              <draw:object draw:notify-on-update-of-ranges="r1_6_1.E2:r1_6_1.E11 r1_6_1.F2:r1_6_1.F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10" office:value-type="string">
            <text:p>R2</text:p>
          </table:table-cell>
          <table:table-cell table:style-name="Default" office:value-type="float" office:value="23035.17">
            <text:p>23035,17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3</text:p>
          </table:table-cell>
          <table:table-cell table:style-name="Default" office:value-type="float" office:value="23325.6">
            <text:p>23325,6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4</text:p>
          </table:table-cell>
          <table:table-cell table:style-name="Default" office:value-type="float" office:value="23067.6">
            <text:p>23067,6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5</text:p>
          </table:table-cell>
          <table:table-cell table:style-name="Default" office:value-type="float" office:value="23233.87">
            <text:p>23233,87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6</text:p>
          </table:table-cell>
          <table:table-cell table:style-name="Default" office:value-type="float" office:value="22852.32">
            <text:p>22852,32</text:p>
          </table:table-cell>
          <table:table-cell table:style-name="Default" office:value-type="float" office:value="61">
            <text:p>6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7</text:p>
          </table:table-cell>
          <table:table-cell table:style-name="Default" office:value-type="float" office:value="23336.05">
            <text:p>23336,05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8</text:p>
          </table:table-cell>
          <table:table-cell table:style-name="Default" office:value-type="float" office:value="23205.11">
            <text:p>23205,11</text:p>
          </table:table-cell>
          <table:table-cell table:style-name="Default" office:value-type="float" office:value="61">
            <text:p>6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9</text:p>
          </table:table-cell>
          <table:table-cell table:style-name="Default" office:value-type="float" office:value="22979.4">
            <text:p>22979,4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0" office:value-type="string">
            <text:p>R10</text:p>
          </table:table-cell>
          <table:table-cell table:style-name="Default" office:value-type="float" office:value="23007.31">
            <text:p>23007,31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23148.853">
            <text:p>23148,85</text:p>
          </table:table-cell>
          <table:table-cell table:style-name="Default" table:formula="of:=AVERAGE([.G2:.G11])" office:value-type="float" office:value="59.8">
            <text:p>59,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3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179.230904927135">
            <text:p>179,23</text:p>
          </table:table-cell>
          <table:table-cell table:style-name="Default" table:formula="of:=STDEV([.G2:.G11])" office:value-type="float" office:value="0.788810637746615">
            <text:p>0,7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4" table:formula="of:=[.F15]/[.F13]" office:value-type="percentage" office:value="0.00774253933562649">
            <text:p>0,774%</text:p>
          </table:table-cell>
          <table:table-cell table:style-name="ce14" table:formula="of:=[.G15]/[.G13]" office:value-type="percentage" office:value="0.0131908133402444">
            <text:p>1,319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>
            <draw:frame table:end-cell-address="r1_6_1.M31" table:end-x="1.37cm" table:end-y="0.223cm" draw:z-index="1" draw:style-name="gr1" svg:width="7.999cm" svg:height="6.999cm" svg:x="0.146cm" svg:y="0.26cm">
              <draw:object draw:notify-on-update-of-ranges="r1_6_1.F20:r1_6_1.F3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8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8" office:value-type="string">
            <text:p>t h/ mejor v</text:p>
          </table:table-cell>
          <table:table-cell table:style-name="ce8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7"/>
          <table:covered-table-cell table:style-name="ce7"/>
          <table:covered-table-cell table:style-name="ce9"/>
          <table:table-cell table:style-name="ce9"/>
          <table:table-cell table:style-name="ce7" office:value-type="float" office:value="21131.09">
            <text:p>21131,09</text:p>
          </table:table-cell>
          <table:table-cell table:style-name="ce7" office:value-type="float" office:value="59">
            <text:p>59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5'</text:p>
          </table:table-cell>
          <table:table-cell/>
          <table:table-cell office:value-type="float" office:value="22911">
            <text:p>22911</text:p>
          </table:table-cell>
          <table:table-cell office:value-type="float" office:value="59">
            <text:p>59</text:p>
          </table:table-cell>
          <table:table-cell table:number-columns-repeated="2" office:value-type="float" office:value="215798">
            <text:p>21579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22402">
            <text:p>22402</text:p>
          </table:table-cell>
          <table:table-cell office:value-type="float" office:value="59">
            <text:p>59</text:p>
          </table:table-cell>
          <table:table-cell office:value-type="float" office:value="144372">
            <text:p>144372</text:p>
          </table:table-cell>
          <table:table-cell office:value-type="float" office:value="596051">
            <text:p>596051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840">
            <text:p>22840</text:p>
          </table:table-cell>
          <table:table-cell office:value-type="float" office:value="59">
            <text:p>59</text:p>
          </table:table-cell>
          <table:table-cell office:value-type="float" office:value="149831">
            <text:p>149831</text:p>
          </table:table-cell>
          <table:table-cell office:value-type="float" office:value="293824">
            <text:p>293824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874">
            <text:p>22874</text:p>
          </table:table-cell>
          <table:table-cell office:value-type="float" office:value="59">
            <text:p>59</text:p>
          </table:table-cell>
          <table:table-cell office:value-type="float" office:value="138048">
            <text:p>138048</text:p>
          </table:table-cell>
          <table:table-cell office:value-type="float" office:value="244713">
            <text:p>244713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5'</text:p>
          </table:table-cell>
          <table:table-cell table:style-name="ce12"/>
          <table:table-cell table:style-name="ce12" office:value-type="float" office:value="22647">
            <text:p>22647</text:p>
          </table:table-cell>
          <table:table-cell table:style-name="ce12" office:value-type="float" office:value="59">
            <text:p>59</text:p>
          </table:table-cell>
          <table:table-cell office:value-type="float" office:value="97612">
            <text:p>97612</text:p>
          </table:table-cell>
          <table:table-cell office:value-type="float" office:value="187524">
            <text:p>187524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5'</text:p>
          </table:table-cell>
          <table:table-cell table:style-name="ce12"/>
          <table:table-cell table:style-name="ce12" office:value-type="float" office:value="22613">
            <text:p>22613</text:p>
          </table:table-cell>
          <table:table-cell table:style-name="ce12" office:value-type="float" office:value="59">
            <text:p>59</text:p>
          </table:table-cell>
          <table:table-cell office:value-type="float" office:value="93658">
            <text:p>93658</text:p>
          </table:table-cell>
          <table:table-cell office:value-type="float" office:value="275109">
            <text:p>27510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665">
            <text:p>22665</text:p>
          </table:table-cell>
          <table:table-cell office:value-type="float" office:value="59">
            <text:p>59</text:p>
          </table:table-cell>
          <table:table-cell office:value-type="float" office:value="94729">
            <text:p>94729</text:p>
          </table:table-cell>
          <table:table-cell office:value-type="float" office:value="251343">
            <text:p>25134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830">
            <text:p>22830</text:p>
          </table:table-cell>
          <table:table-cell office:value-type="float" office:value="60">
            <text:p>60</text:p>
          </table:table-cell>
          <table:table-cell office:value-type="float" office:value="210937">
            <text:p>210937</text:p>
          </table:table-cell>
          <table:table-cell office:value-type="float" office:value="258550">
            <text:p>25855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698">
            <text:p>22698</text:p>
          </table:table-cell>
          <table:table-cell office:value-type="float" office:value="59">
            <text:p>59</text:p>
          </table:table-cell>
          <table:table-cell office:value-type="float" office:value="179671">
            <text:p>179671</text:p>
          </table:table-cell>
          <table:table-cell office:value-type="float" office:value="287133">
            <text:p>28713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932">
            <text:p>22932</text:p>
          </table:table-cell>
          <table:table-cell office:value-type="float" office:value="59">
            <text:p>59</text:p>
          </table:table-cell>
          <table:table-cell office:value-type="float" office:value="141665">
            <text:p>141665</text:p>
          </table:table-cell>
          <table:table-cell office:value-type="float" office:value="147609">
            <text:p>14760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3297">
            <text:p>23297</text:p>
          </table:table-cell>
          <table:table-cell office:value-type="float" office:value="60">
            <text:p>60</text:p>
          </table:table-cell>
          <table:table-cell office:value-type="float" office:value="56862">
            <text:p>56862</text:p>
          </table:table-cell>
          <table:table-cell office:value-type="float" office:value="119493">
            <text:p>1194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3080">
            <text:p>23080</text:p>
          </table:table-cell>
          <table:table-cell office:value-type="float" office:value="59">
            <text:p>59</text:p>
          </table:table-cell>
          <table:table-cell office:value-type="float" office:value="147095">
            <text:p>147095</text:p>
          </table:table-cell>
          <table:table-cell office:value-type="float" office:value="247293">
            <text:p>2472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890">
            <text:p>22890</text:p>
          </table:table-cell>
          <table:table-cell office:value-type="float" office:value="59">
            <text:p>59</text:p>
          </table:table-cell>
          <table:table-cell office:value-type="float" office:value="85510">
            <text:p>85510</text:p>
          </table:table-cell>
          <table:table-cell office:value-type="float" office:value="153203">
            <text:p>1532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641">
            <text:p>22641</text:p>
          </table:table-cell>
          <table:table-cell office:value-type="float" office:value="61">
            <text:p>61</text:p>
          </table:table-cell>
          <table:table-cell table:number-columns-repeated="2" office:value-type="float" office:value="164740">
            <text:p>1647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823">
            <text:p>22823</text:p>
          </table:table-cell>
          <table:table-cell office:value-type="float" office:value="59">
            <text:p>59</text:p>
          </table:table-cell>
          <table:table-cell office:value-type="float" office:value="152813">
            <text:p>152813</text:p>
          </table:table-cell>
          <table:table-cell office:value-type="float" office:value="285924">
            <text:p>285924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5'</text:p>
          </table:table-cell>
          <table:table-cell table:style-name="ce12"/>
          <table:table-cell table:style-name="ce12" office:value-type="float" office:value="22503">
            <text:p>22503</text:p>
          </table:table-cell>
          <table:table-cell table:style-name="ce12" office:value-type="float" office:value="59">
            <text:p>59</text:p>
          </table:table-cell>
          <table:table-cell office:value-type="float" office:value="116060">
            <text:p>116060</text:p>
          </table:table-cell>
          <table:table-cell office:value-type="float" office:value="239860">
            <text:p>2398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354">
            <text:p>22354</text:p>
          </table:table-cell>
          <table:table-cell office:value-type="float" office:value="63">
            <text:p>63</text:p>
          </table:table-cell>
          <table:table-cell office:value-type="float" office:value="48763">
            <text:p>48763</text:p>
          </table:table-cell>
          <table:table-cell office:value-type="float" office:value="290690">
            <text:p>2906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3175">
            <text:p>23175</text:p>
          </table:table-cell>
          <table:table-cell office:value-type="float" office:value="59">
            <text:p>59</text:p>
          </table:table-cell>
          <table:table-cell table:number-columns-repeated="2" office:value-type="float" office:value="177352">
            <text:p>1773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3147">
            <text:p>23147</text:p>
          </table:table-cell>
          <table:table-cell office:value-type="float" office:value="59">
            <text:p>59</text:p>
          </table:table-cell>
          <table:table-cell table:number-columns-repeated="2" office:value-type="float" office:value="160457">
            <text:p>1604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3547">
            <text:p>23547</text:p>
          </table:table-cell>
          <table:table-cell office:value-type="float" office:value="61">
            <text:p>61</text:p>
          </table:table-cell>
          <table:table-cell table:number-columns-repeated="2" office:value-type="float" office:value="40980">
            <text:p>40980</text:p>
          </table:table-cell>
          <table:table-cell/>
        </table:table-row>
      </table:table>
      <table:database-ranges>
        <table:database-range table:target-range-address="r1_4_1.F20:r1_4_1.F3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0">30/12/2009</text:date>, <text:time>10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09-12-30T10:40:51</dc:date>
    <dc:creator>Andrés Quijano</dc:creator>
    <meta:editing-duration>PT18H23M11S</meta:editing-duration>
    <meta:editing-cycles>209</meta:editing-cycles>
    <meta:generator>OpenOffice.org/3.1$Linux OpenOffice.org_project/310m19$Build-9420</meta:generator>
    <meta:document-statistic meta:table-count="5" meta:cell-count="110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7.333cm" svg:height="6.998cm" chart:class="chart:radar" chart:style-name="ch1">
        <chart:plot-area chart:style-name="ch2" table:cell-range-address="r104.E2:r104.F11" chart:data-source-has-labels="column" svg:x="0.146cm" svg:y="0.139cm" svg:width="7.041cm" svg:height="6.72cm">
          <chart:axis chart:dimension="x" chart:name="primary-x" chart:style-name="ch3">
            <chart:categories table:cell-range-address="r104.E2:r104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2:r104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E2:r104.E11">R1</text:p>
              </table:table-cell>
              <table:table-cell office:value-type="float" office:value="988.07">
                <text:p text:id="r104.F2:r104.F11">988.07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016.54">
                <text:p>1016.5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003.89">
                <text:p>1003.8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989.96">
                <text:p>989.9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09.31">
                <text:p>1009.3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15.63">
                <text:p>1015.63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24.9">
                <text:p>1024.9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014.32">
                <text:p>1014.32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007.41">
                <text:p>100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22000" chart:maximum="236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6_1.F20:r1_6_1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6_1.F20:r1_6_1.F39" chart:class="chart:radar">
            <chart:data-point chart:repeated="7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11">
                <text:p text:id="r1_6_1.F20:r1_6_1.F39">229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02">
                <text:p>22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40">
                <text:p>2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47">
                <text:p>22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32">
                <text:p>22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97">
                <text:p>23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890">
                <text:p>228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41">
                <text:p>22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23">
                <text:p>22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03">
                <text:p>22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75">
                <text:p>23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47">
                <text:p>23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47">
                <text:p>235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c105.E2:rc105.F11" chart:data-source-has-labels="column" svg:x="0.16cm" svg:y="0.14cm" svg:width="7.68cm" svg:height="6.72cm">
          <chart:axis chart:dimension="x" chart:name="primary-x" chart:style-name="ch3">
            <chart:categories table:cell-range-address="rc105.E2:rc105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2:rc105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E2:rc105.E11">R1</text:p>
              </table:table-cell>
              <table:table-cell office:value-type="float" office:value="1553.35">
                <text:p text:id="rc105.F2:rc105.F11">1553.35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551.62">
                <text:p>1551.6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544.09">
                <text:p>1544.0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551.99">
                <text:p>1551.9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550.19">
                <text:p>1550.19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588.08">
                <text:p>1588.08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574.93">
                <text:p>157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04.F20:r104.F39" svg:x="0.16cm" svg:y="0.14cm" svg:width="7.68cm" svg:height="6.72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104.F20:r104.F39" chart:class="chart:radar">
            <chart:data-point chart:repeated="8"/>
            <chart:data-point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5.7">
                <text:p text:id="r104.F20:r104.F39">995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.77">
                <text:p>100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88">
                <text:p>991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1.23">
                <text:p>98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.64">
                <text:p>998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8.86">
                <text:p>1008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2.36">
                <text:p>100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31">
                <text:p>104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2.54">
                <text:p>1042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8.28">
                <text:p>988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6.72">
                <text:p>986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1.5">
                <text:p>99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3.5">
                <text:p>101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0.6">
                <text:p>99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3.19">
                <text:p>1003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1.3">
                <text:p>100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3.71">
                <text:p>1003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5.03">
                <text:p>1005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1500" chart:maximum="17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c105.F20:rc105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c105.F20:rc105.F39" chart:class="chart:radar">
            <chart:data-point chart:repeated="5"/>
            <chart:data-point chart:style-name="ch7"/>
            <chart:data-point chart:repeated="11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1.23">
                <text:p text:id="rc105.F20:rc105.F39">1591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0.56">
                <text:p>164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5.42">
                <text:p>1555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.22">
                <text:p>1557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3.55">
                <text:p>1543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0.18">
                <text:p>1540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0.18">
                <text:p>1540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4.83">
                <text:p>1584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3.23">
                <text:p>1663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9.72">
                <text:p>1609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0">
                <text:p>16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2_2.E2:r1_2_2.F11" chart:data-source-has-labels="column" svg:x="0.16cm" svg:y="0.14cm" svg:width="7.68cm" svg:height="6.72cm">
          <chart:axis chart:dimension="x" chart:name="primary-x" chart:style-name="ch3">
            <chart:categories table:cell-range-address="r1_2_2.E2:r1_2_2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2:r1_2_2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E2:r1_2_2.E11">R1</text:p>
              </table:table-cell>
              <table:table-cell office:value-type="float" office:value="4549.99">
                <text:p text:id="r1_2_2.F2:r1_2_2.F11">4549.99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412.62">
                <text:p>4412.6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407.35">
                <text:p>4407.35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457.53">
                <text:p>4457.5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581.39">
                <text:p>4581.3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454.62">
                <text:p>4454.6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480.6">
                <text:p>4480.6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357.27">
                <text:p>4357.2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559.45">
                <text:p>4559.45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425.82">
                <text:p>4425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E2:r1_4_1.F11" chart:data-source-has-labels="column" svg:x="0.16cm" svg:y="0.14cm" svg:width="7.68cm" svg:height="6.72cm">
          <chart:axis chart:dimension="x" chart:name="primary-x" chart:style-name="ch3">
            <chart:categories table:cell-range-address="r1_4_1.E2:r1_4_1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2:r1_4_1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E2:r1_4_1.E11">R1</text:p>
              </table:table-cell>
              <table:table-cell office:value-type="float" office:value="10927.72">
                <text:p text:id="r1_4_1.F2:r1_4_1.F11">10927.72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0996.65">
                <text:p>10996.65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1027.21">
                <text:p>11027.2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1094.33">
                <text:p>11094.3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0880.29">
                <text:p>10880.2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932.86">
                <text:p>10932.86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865.58">
                <text:p>10865.5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982.64">
                <text:p>10982.64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1003.52">
                <text:p>11003.52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0949.72">
                <text:p>10949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6_1.E2:r1_6_1.F11" chart:data-source-has-labels="column" svg:x="0.16cm" svg:y="0.14cm" svg:width="7.68cm" svg:height="6.72cm">
          <chart:axis chart:dimension="x" chart:name="primary-x" chart:style-name="ch3">
            <chart:categories table:cell-range-address="r1_6_1.E2:r1_6_1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2:r1_6_1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6_1.E2:r1_6_1.E11">R1</text:p>
              </table:table-cell>
              <table:table-cell office:value-type="float" office:value="23446.1">
                <text:p text:id="r1_6_1.F2:r1_6_1.F11">23446.1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23035.17">
                <text:p>23035.17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23325.6">
                <text:p>23325.6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23067.6">
                <text:p>23067.6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23233.87">
                <text:p>23233.8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22852.32">
                <text:p>22852.3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23336.05">
                <text:p>23336.05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23205.11">
                <text:p>23205.11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22979.4">
                <text:p>22979.4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23007.31">
                <text:p>23007.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3800" chart:maximum="48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2_2.F20:r1_2_2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2_2.F20:r1_2_2.F39" chart:class="chart:rad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8.04">
                <text:p text:id="r1_2_2.F20:r1_2_2.F39">4428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81.91">
                <text:p>4281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5.97">
                <text:p>4275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30.65">
                <text:p>413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2.55">
                <text:p>4332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0.23">
                <text:p>4250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39.9">
                <text:p>423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1.7">
                <text:p>428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1.11">
                <text:p>4541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9.71">
                <text:p>4349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6.06">
                <text:p>4296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7.06">
                <text:p>4457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35.34">
                <text:p>4335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9.53">
                <text:p>4349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4.64">
                <text:p>4234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70.79">
                <text:p>4270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43.04">
                <text:p>4543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8.48">
                <text:p>4518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9.24">
                <text:p>4539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0.47">
                <text:p>4530.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115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F20:r1_4_1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4_1.F20:r1_4_1.F39" chart:class="chart:radar">
            <chart:data-point chart:repeated="16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49">
                <text:p text:id="r1_4_1.F20:r1_4_1.F39">109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24">
                <text:p>10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02">
                <text:p>1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30">
                <text:p>109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32">
                <text:p>11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45">
                <text:p>11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63">
                <text:p>10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71">
                <text:p>10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38">
                <text:p>11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15">
                <text:p>11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04">
                <text:p>114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